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gular Tutorial Notes</text:p>
      <text:p text:style-name="Standard"/>
      <text:p text:style-name="Standard">Typescript</text:p>
      <text:p text:style-name="Standard"/>
      <text:p text:style-name="Standard">1 <text:s/>Strong Typing: Πρεπει να δηλωσεις το τυπο της μεταβλητης που θα χρησημοποιησεις για καθε οριζμα.</text:p>
      <text:p text:style-name="Standard"/>
      <text:p text:style-name="Standard">2 <text:s/>Object-oriented: υπαρχουν κλασεις και functions κατα την χρηση της typescript</text:p>
      <text:p text:style-name="Standard"/>
      <text:p text:style-name="Standard">3 <text:s/>Compile-time Errors: you can catsh the errors before you deploy your code</text:p>
      <text:p text:style-name="Standard"/>
      <text:p text:style-name="Standard">4 Very good tools:</text:p>
      <text:p text:style-name="Standard"/>
      <text:p text:style-name="Standard">5 Decare variables: Var - Let: <text:s text:c="2"/>var number = 1; <text:s/>- let number = 1;</text:p>
      <text:p text:style-name="Standard"><text:s/></text:p>
      <text:p text:style-name="Standard">6 enum is a container of variables that you type into the code using {} and then you can use them<text:line-break/>whenever you want without needing to remember each variable that you typed in earlier.</text:p>
      <text:p text:style-name="Standard"/>
      <text:p text:style-name="Standard">7 A constructor is a method (part of a class or not) which is called when an instance is created</text:p>
      <text:p text:style-name="Standard"/>
      <text:p text:style-name="Standard">8 Angular Component contains the data,html code and the logic of the application example: navbar,component, slide component, contact component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ros Sramatis</meta:initial-creator>
    <meta:creation-date>2020-01-25T19:42:23.91</meta:creation-date>
    <dc:date>2020-02-09T15:40:02.77</dc:date>
    <dc:creator>Petros Sramatis</dc:creator>
    <meta:editing-duration>PT2H32M31S</meta:editing-duration>
    <meta:editing-cycles>3</meta:editing-cycles>
    <meta:generator>OpenOffice/4.1.6$Win32 OpenOffice.org_project/416m1$Build-9790</meta:generator>
    <meta:document-statistic meta:table-count="0" meta:image-count="0" meta:object-count="0" meta:page-count="1" meta:paragraph-count="11" meta:word-count="137" meta:character-count="795"/>
  </office:meta>
</office:document-meta>
</file>